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Valparaiso (2-4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 (1-4)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alparaiso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34</text:p>
          </table:table-cell>
          <table:table-cell office:value-type="string">
            <text:p>.20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35</text:p>
          </table:table-cell>
          <table:table-cell office:value-type="string">
            <text:p>.086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40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39</text:p>
          </table:table-cell>
          <table:table-cell office:value-type="string">
            <text:p>.103</text:p>
          </table:table-cell>
        </table:table-row>
      </table:table>
      <table:table table:name="Sheet 2">
        <table:table-row>
          <table:table-cell office:value-type="string">
            <text:p>Valparaiso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Flynders, Meliss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Carlson, Katherin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29</text:p>
          </table:table-cell>
          <table:table-cell office:value-type="string">
            <text:p>.10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Bronner, Sydney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Cookerly, Ryle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rown, Alan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nderson, Brittan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600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etcham, Alli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-.036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Bulmahn, Jacly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Graboski, Taylor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Cummings, Ally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4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9</text:p>
          </table:table-cell>
          <table:table-cell office:value-type="string">
            <text:p>19</text:p>
          </table:table-cell>
          <table:table-cell office:value-type="string">
            <text:p>104</text:p>
          </table:table-cell>
          <table:table-cell office:value-type="string">
            <text:p>.192</text:p>
          </table:table-cell>
          <table:table-cell office:value-type="string">
            <text:p>38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2.0</text:p>
          </table:table-cell>
        </table:table-row>
      </table:table>
      <table:table table:name="Sheet 3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0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-.0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Fiona Hardin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0</text:p>
          </table:table-cell>
          <table:table-cell office:value-type="string">
            <text:p>20</text:p>
          </table:table-cell>
          <table:table-cell office:value-type="string">
            <text:p>110</text:p>
          </table:table-cell>
          <table:table-cell office:value-type="string">
            <text:p>.091</text:p>
          </table:table-cell>
          <table:table-cell office:value-type="string">
            <text:p>27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